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margin-left="0cm" fo:margin-right="1.94cm" fo:line-height="150%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indent="0.508cm" style:auto-text-indent="false"/>
    </style:style>
    <style:style style:name="T1" style:family="text">
      <style:text-properties fo:color="#000000"/>
    </style:style>
    <style:style style:name="T2" style:family="text">
      <style:text-properties fo:color="#23b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exander Kubenskiy,</text:p>
      <text:p text:style-name="P3">Associate Professor at Mathematics Department of</text:p>
      <text:p text:style-name="P3">Saint-Petersburg State University of </text:p>
      <text:p text:style-name="P3">Information Technology, Mechanics and Optics.</text:p>
      <text:p text:style-name="P3"><text:span text:style-name="T1">Email: akoub@google.com</text:span></text:p>
      <text:p text:style-name="P3"/>
      <text:p text:style-name="P3"/>
      <text:p text:style-name="P3"/>
      <text:p text:style-name="P1"/>
      <text:p text:style-name="P1"/>
      <text:p text:style-name="P2">Recommendation Letter</text:p>
      <text:p text:style-name="Standard"/>
      <text:p text:style-name="Standard"/>
      <text:p text:style-name="P5">Andrey Breslav worked on his Master thesis under my supervision in 2007. His thesis' topic was “DSL development based on target meta-models. Using AST transformations for automating semantic analysis in a textual DSL framework”. </text:p>
      <text:p text:style-name="P5">He proposed an approach to transforming typed abstract syntax trees into DSL target models which is based on deriving an AST metamodel from a target metamodel. He also developed a language for describing such transformations and implemented an interpreter of that language.</text:p>
      <text:p text:style-name="P5">His work was accepted by the State Attestation Commission and was given an “Excellent” mark.</text:p>
      <text:p text:style-name="P5">During his work Andrey has demonstrated an ability to do independent research and implement things from the ground up.</text:p>
      <text:p text:style-name="P5">I also collaborated with him on teaching activities and want to name him an always self-improving and hard-working teacher who loves his job.</text:p>
      <text:p text:style-name="P5">It is my pleasure to recommend Andrey Breslav as a prospective researcher and teacher.</text:p>
      <text:p text:style-name="Standard"/>
      <text:p text:style-name="Standard"/>
      <text:p text:style-name="Standard"/>
      <text:p text:style-name="Standard"/>
      <text:p text:style-name="Standard"/>
      <text:p text:style-name="P4">/Alexander Kubenskiy/</text:p>
      <text:p text:style-name="P4">January 08, 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y Breslav</meta:initial-creator>
    <meta:creation-date>2009-01-09T13:13:24</meta:creation-date>
    <dc:creator>Andrey Breslav</dc:creator>
    <dc:date>2009-01-09T13:32:30</dc:date>
    <meta:editing-cycles>11</meta:editing-cycles>
    <meta:editing-duration>PT1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78" meta:character-count="1170"/>
  </office:meta>
</office:document-meta>
</file>